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2.798cm" fo:min-width="10.1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7.68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30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4.921cm"/>
    </style:style>
    <style:style style:name="gr5" style:family="graphic" style:parent-style-name="standard">
      <style:graphic-properties draw:stroke="none" svg:stroke-color="#000000" draw:fill="none" draw:fill-color="#729fcf" fo:min-height="4.5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104cm"/>
    </style:style>
    <style:style style:name="gr7" style:family="graphic" style:parent-style-name="standard">
      <style:graphic-properties draw:stroke="none" svg:stroke-color="#000000" draw:fill="none" draw:fill-color="#729fcf" fo:min-height="5.296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color="#cccccc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611cm"/>
    </style:style>
    <style:style style:name="gr11" style:family="graphic" style:parent-style-name="objectwithoutfill">
      <style:graphic-properties draw:stroke="dash" draw:stroke-dash="Fine_20_Dashed" svg:stroke-color="#cccccc" draw:marker-end="Arrow" draw:marker-end-width="0.305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729fcf" fo:min-height="11.096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.516cm"/>
    </style:style>
    <style:style style:name="gr14" style:family="graphic" style:parent-style-name="standard">
      <style:graphic-properties svg:stroke-color="#ff6600" draw:fill-color="#ff3333" draw:textarea-vertical-align="middle" draw:auto-grow-height="false" fo:min-height="0.638cm" fo:min-width="0.77cm"/>
    </style:style>
    <style:style style:name="gr15" style:family="graphic" style:parent-style-name="standard">
      <style:graphic-properties svg:stroke-color="#ff3333" draw:fill-color="#ff3333" draw:textarea-horizontal-align="justify" draw:textarea-vertical-align="middle" draw:auto-grow-height="false" fo:min-height="0.19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87cm" fo:min-width="28.9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8.4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7.8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19cm"/>
    </style:style>
    <style:style style:name="gr21" style:family="graphic" style:parent-style-name="standard">
      <style:graphic-properties draw:stroke="none" svg:stroke-color="#000000" draw:fill="none" draw:fill-color="#729fcf" fo:min-height="5.6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3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7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4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8.1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3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ff3333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6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5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98cm"/>
    </style:style>
    <style:style style:name="gr41" style:family="graphic" style:parent-style-name="objectwithoutfill">
      <style:graphic-properties svg:stroke-color="#ff3333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584cm"/>
    </style:style>
    <style:style style:name="gr43" style:family="graphic" style:parent-style-name="standard">
      <style:graphic-properties draw:stroke="none" svg:stroke-color="#000000" draw:fill="none" draw:fill-color="#ffffff" fo:min-height="14.22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9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2cm" fo:min-width="13.604cm"/>
    </style:style>
    <style:style style:name="gr46" style:family="graphic" style:parent-style-name="standard">
      <style:graphic-properties draw:stroke="none" svg:stroke-color="#000000" draw:fill="none" draw:fill-color="#ffffff" fo:min-height="19.1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3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59cm"/>
    </style:style>
    <style:style style:name="gr49" style:family="graphic" style:parent-style-name="standard">
      <style:graphic-properties draw:stroke="none" svg:stroke-color="#000000" draw:fill="none" draw:fill-color="#ffffff" fo:min-height="7.3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8.27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776cm" fo:min-width="22.519cm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3.32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729fc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/>
      <style:paragraph-properties fo:text-align="center"/>
      <style:text-properties fo:color="#ff3333"/>
    </style:style>
    <style:style style:name="P11" style:family="paragraph">
      <loext:graphic-properties draw:fill="none"/>
    </style:style>
    <style:style style:name="T1" style:family="text">
      <style:text-properties fo:background-color="#ccff66"/>
    </style:style>
    <style:style style:name="T2" style:family="text">
      <style:text-properties fo:background-color="#ccff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Bitstream Vera Sans Mono1" fo:font-size="14pt" style:font-size-asian="14pt" style:font-size-complex="14pt"/>
    </style:style>
    <style:style style:name="T7" style:family="text">
      <style:text-properties fo:color="#ff3333" style:font-name="Bitstream Vera Sans Mono1" fo:font-size="14pt" style:font-size-asian="14pt" style:font-size-complex="14pt"/>
    </style:style>
    <style:style style:name="T8" style:family="text">
      <style:text-properties fo:color="#ff3333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8cm" svg:height="3.048cm" svg:x="1.889cm" svg:y="-1.54cm">
          <text:p text:style-name="P1">ProcessDownstreamMessag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222cm" svg:height="37.934cm" svg:x="1.889cm" svg:y="1.508cm">
          <draw:text-box>
            <text:p>What happens:</text:p>
            <text:p/>
            <text:p/>
            <text:p>Interface emane0 in each container is a TUN/TAP device managed by emanetransportd.</text:p>
            <text:p/>
            <text:p>A packet is sucked up by <text:span text:style-name="T1">EMANE::Transports::Virtual::VirtualTransport::r</text:span><text:span text:style-name="T1">eadDevice</text:span></text:p>
            <text:p>(for virtual transport), the priority is parsed by <text:span text:style-name="T2">EMANE::Transports::Ethernet::EthernetTransp</text:span><text:span text:style-name="T2">ort::parseFrame</text:span> (ethernettransport.cc).</text:p>
            <text:p/>
            <text:p>It goes to EMANE::UpstreamTransport::sendDownstreamPacket (upstreamtransport.inl) and then in EMANE::Application::TransportAdapterImpl::processDownstreamPacket (transportadapterimpl.cc)</text:p>
            <text:p><text:s/>And then in EMANE::BoundaryMessageManager::sendPacketMessage (boundarymessagemanager.cc)</text:p>
            <text:p/>
            <text:p/>
            <text:p/>
            <text:p>Then the packet is forwarded through a EMANE::DatagramSocket via the method EMANE::DatagramSocket::send (datagramsocket.cc) then sent via a socket as a UDP message to the platform endpoint.</text:p>
            <text:p/>
            <text:p>Here it is intercepted by EMANE::BoundaryMessageManager</text:p>
            <text:p/>
            <text:p>And goes to EMANE::NEMNetworkAdapter::doProcessPacketMessage [polymorphism??]</text:p>
            <text:p/>
            <text:p>That calls EMANE::UpstreamTransport::sendDownstreamPacket </text:p>
            <text:p>[polymorphism?]</text:p>
            <text:p/>
            <text:p>It in turns calls EMANE::NEMQueuedLayer::processDownstreamPacket</text:p>
            <text:p>[polymorphism??]</text:p>
            <text:p/>
            <text:p>.....</text:p>
            <text:p/>
            <text:p>when the NEMOTAAdapter gets the message it calls in the OTAManager <text:s/>singleton the method sendOTAPacket() </text:p>
            <text:p/>
            <text:p/>
            <text:p/>
            <text:p/>
            <text:p/>
          </draw:text-box>
        </draw:frame>
      </draw:page>
      <draw:page draw:name="page2" draw:style-name="dp1" draw:master-page-name="Default">
        <draw:frame draw:style-name="gr3" draw:text-style-name="P3" draw:layer="layout" svg:width="16.764cm" svg:height="19.558cm" svg:x="2.397cm" svg:y="4.048cm">
          <draw:text-box>
            <text:p>EMANE::Application::Emulator is the class that represents the emane emulator and is started and instantiated after some calls from main().</text:p>
            <text:p/>
            <text:p>The emulator builds the NEMs with NEMbuilder and then a NEMDirector that constructs a NEMManager</text:p>
            <text:p/>
            <text:p>EMANE::Application::Emulator contains a NEMManager that contains all the NEM layers.</text:p>
            <text:p/>
            <text:p/>
            <text:p/>
            <text:p/>
          </draw:text-box>
        </draw:frame>
        <draw:frame draw:style-name="gr4" draw:text-style-name="P3" draw:layer="layout" svg:width="15.421cm" svg:height="6.65cm" svg:x="19.742cm" svg:y="10.225cm">
          <draw:text-box>
            <text:p><text:span text:style-name="T3">Techniques used:</text:span></text:p>
            <text:p>pImpl</text:p>
            <text:p><text:s text:c="2"/>many classes use that</text:p>
            <text:p>socket to localhost:0</text:p>
            <text:p><text:s text:c="2"/>logger uses that</text:p>
            <text:p>array of 0 elements</text:p>
            <text:p><text:s text:c="2"/>used as last item of structure for headers of packets</text:p>
            <text:p>epoll</text:p>
            <text:p><text:s text:c="2"/>used for polling threads</text:p>
          </draw:text-box>
        </draw:frame>
      </draw:page>
      <draw:page draw:name="page3" draw:style-name="dp1" draw:master-page-name="Default">
        <draw:frame draw:style-name="gr5" draw:text-style-name="P4" draw:layer="layout" svg:width="5.842cm" svg:height="4.754cm" svg:x="2.143cm" svg:y="8.747cm">
          <draw:text-box>
            <text:p>main()</text:p>
            <text:p><text:span text:style-name="T4">[buried in DECLARE_APPLICATION macro]</text:span></text:p>
            <text:p><text:span text:style-name="T4"/></text:p>
            <text:p><text:span text:style-name="T4">emane.cc</text:span></text:p>
            <text:p/>
            <text:p/>
          </draw:text-box>
        </draw:frame>
        <draw:frame draw:style-name="gr6" draw:text-style-name="P5" draw:layer="layout" svg:width="9.604cm" svg:height="1.119cm" svg:x="3.032cm" svg:y="5.088cm">
          <draw:text-box>
            <text:p><text:span text:style-name="T5">Initialization and threads</text:span></text:p>
          </draw:text-box>
        </draw:frame>
        <draw:frame draw:style-name="gr7" draw:text-style-name="P4" draw:layer="layout" svg:width="9.398cm" svg:height="5.546cm" svg:x="9.054cm" svg:y="8.819cm">
          <draw:text-box>
            <text:p>EMANE::Application::Emulator : EMANE::Application::Main</text:p>
            <text:p><text:span text:style-name="T4"/></text:p>
            <text:p><text:span text:style-name="T4">main.cc</text:span></text:p>
            <text:p><text:span text:style-name="T4">emulator.h</text:span></text:p>
            <text:p/>
            <text:p><text:span text:style-name="T6">main() - parse arguments,start logger, then </text:span><text:span text:style-name="T6">doStart</text:span></text:p>
            <text:p><text:span text:style-name="T6">doStart() - <text:s text:c="2"/></text:span></text:p>
          </draw:text-box>
        </draw:frame>
        <draw:line draw:style-name="gr8" draw:text-style-name="P6" draw:layer="layout" svg:x1="5.752cm" svg:y1="9.255cm" svg:x2="8.292cm" svg:y2="9.255cm">
          <text:p/>
        </draw:line>
        <draw:line draw:style-name="gr9" draw:text-style-name="P6" draw:layer="layout" svg:x1="5.625cm" svg:y1="10.906cm" svg:x2="9.181cm" svg:y2="12.684cm">
          <text:p/>
        </draw:line>
        <draw:frame draw:style-name="gr10" draw:text-style-name="P3" draw:layer="layout" svg:width="15.111cm" svg:height="3.095cm" svg:x="1.256cm" svg:y="17.082cm">
          <draw:text-box>
            <text:p>legend</text:p>
            <text:p>Subclass : Superclass</text:p>
            <text:p>square = the element is owned by another</text:p>
            <text:p>dotted arrow = the instruction flow (important things)</text:p>
          </draw:text-box>
        </draw:frame>
        <draw:line draw:style-name="gr8" draw:text-style-name="P6" draw:layer="layout" svg:x1="18.579cm" svg:y1="9.128cm" svg:x2="23.86cm" svg:y2="11.414cm">
          <text:p/>
        </draw:line>
        <draw:line draw:style-name="gr8" draw:text-style-name="P6" draw:layer="layout" svg:x1="18.452cm" svg:y1="9.89cm" svg:x2="32.115cm" svg:y2="23.479cm">
          <text:p/>
        </draw:line>
        <draw:frame draw:style-name="gr7" draw:text-style-name="P4" draw:layer="layout" svg:width="12.573cm" svg:height="5.546cm" svg:x="32.623cm" svg:y="17.552cm">
          <draw:text-box>
            <text:p>EMANE::Application::NEMManager</text:p>
            <text:p><text:span text:style-name="T4"/></text:p>
            <text:p><text:span text:style-name="T4">nemmanager.h</text:span></text:p>
            <text:p><text:span text:style-name="T4">nemmanagerimpl.h</text:span></text:p>
            <text:p><text:span text:style-name="T4">nemmanagerimpl.cc</text:span></text:p>
            <text:p/>
            <text:p><text:span text:style-name="T6">start() - starts all the NEMs</text:span></text:p>
            <text:p><text:span text:style-name="T6">postStart() - poststarts to all the NEMs </text:span><text:span text:style-name="T6">----&gt; startTimerService in TDMA </text:span></text:p>
          </draw:text-box>
        </draw:frame>
        <draw:frame draw:style-name="gr7" draw:text-style-name="P4" draw:layer="layout" svg:width="11.43cm" svg:height="5.546cm" svg:x="24.876cm" svg:y="10.906cm">
          <draw:text-box>
            <text:p>EMANE::Application::NEMDirector</text:p>
            <text:p><text:span text:style-name="T4"/></text:p>
            <text:p><text:span text:style-name="T4">nemdirector.h</text:span></text:p>
            <text:p><text:span text:style-name="T4">nemdirector.cc</text:span></text:p>
            <text:p><text:span text:style-name="T6"/></text:p>
            <text:p><text:span text:style-name="T6">construct() -</text:span></text:p>
            <text:p><text:span text:style-name="T6">createNEM() - <text:s text:c="3"/></text:span></text:p>
          </draw:text-box>
        </draw:frame>
        <draw:polyline draw:style-name="gr11" draw:text-style-name="P6" draw:layer="layout" svg:width="1.386cm" svg:height="1.006cm" draw:transform="skewX (-0.36617007706841) rotate (-2.53893046287615) translate (10.323848759173cm 13.2946604432325cm)" svg:viewBox="0 0 1387 1007" draw:points="0,1007 1233,1007 1387,0">
          <text:p/>
        </draw:polyline>
        <draw:frame draw:style-name="gr7" draw:text-style-name="P4" draw:layer="layout" svg:width="11.43cm" svg:height="5.546cm" svg:x="23.352cm" svg:y="2.397cm">
          <draw:text-box>
            <text:p>EMANE::Application::Logger</text:p>
            <text:p><text:span text:style-name="T4"/></text:p>
            <text:p><text:span text:style-name="T4">logger.cc</text:span></text:p>
            <text:p><text:span text:style-name="T6"/></text:p>
            <text:p><text:span text:style-name="T6">log() - log a text</text:span></text:p>
            <text:p><text:span text:style-name="T6">setLogLevel() - change log level</text:span></text:p>
            <text:p><text:span text:style-name="T6">open() - open the logger, generating the </text:span><text:span text:style-name="T6">singleton and spawning its thread <text:s/></text:span></text:p>
          </draw:text-box>
        </draw:frame>
        <draw:frame draw:style-name="gr7" draw:text-style-name="P4" draw:layer="layout" svg:width="11.43cm" svg:height="5.546cm" svg:x="47.355cm" svg:y="24.029cm">
          <draw:text-box>
            <text:p>EMANE::Application::NEM</text:p>
            <text:p/>
            <text:p><text:span text:style-name="T6">start()</text:span></text:p>
            <text:p><text:span text:style-name="T6">poststart() </text:span></text:p>
          </draw:text-box>
        </draw:frame>
        <draw:frame draw:style-name="gr12" draw:text-style-name="P4" draw:layer="layout" svg:width="11.43cm" svg:height="11.346cm" svg:x="38.465cm" svg:y="2.27cm">
          <draw:text-box>
            <text:p>EMANE::LogService : EMANE:LogServiceProvider EMANE::Utils::Singleton</text:p>
            <text:p><text:span text:style-name="T4"/></text:p>
            <text:p><text:span text:style-name="T4">logservice.h</text:span></text:p>
            <text:p><text:span text:style-name="T4">logservice.cc</text:span></text:p>
            <text:p><text:span text:style-name="T6"/></text:p>
            <text:p><text:span text:style-name="T6">socket to 127.0.0.1:someport</text:span></text:p>
            <text:p><text:span text:style-name="T6">stream to logfile</text:span></text:p>
            <text:p><text:span text:style-name="T6">eventfd</text:span></text:p>
            <text:p><text:span text:style-name="T6">epoll (connected to socket and eventfd)</text:span></text:p>
            <text:p><text:span text:style-name="T6"/></text:p>
            <text:p><text:span text:style-name="T6">instance() - get the instance</text:span></text:p>
            <text:p><text:span text:style-name="T6">open() - start the polling thread</text:span></text:p>
            <text:p><text:span text:style-name="T6">log(), setLogLevel(), ... - log</text:span></text:p>
            <text:p><text:span text:style-name="T7">processControlMessages</text:span><text:span text:style-name="T6">() - continuous polling</text:span></text:p>
            <text:p><text:span text:style-name="T6"/></text:p>
          </draw:text-box>
        </draw:frame>
        <draw:custom-shape draw:style-name="gr13" draw:text-style-name="P7" draw:layer="layout" svg:width="1.016cm" svg:height="1.016cm" svg:x="47.101cm" svg:y="2.863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.018cm" svg:y1="13.065cm" svg:x2="23.098cm" svg:y2="2.905cm">
          <text:p/>
        </draw:line>
        <draw:line draw:style-name="gr9" draw:text-style-name="P6" draw:layer="layout" svg:x1="34.782cm" svg:y1="6.461cm" svg:x2="38.465cm" svg:y2="10.906cm">
          <text:p/>
        </draw:line>
        <draw:custom-shape draw:style-name="gr14" draw:text-style-name="P8" draw:layer="layout" svg:width="1.27cm" svg:height="0.888cm" draw:transform="rotate (3.140894521889) translate (49.768cm 11.37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5" draw:text-style-name="P8" draw:layer="layout" svg:width="0.635cm" svg:height="0.635cm" svg:x="44.561cm" svg:y="12.5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635cm" svg:height="0.635cm" svg:x="2.45cm" svg:y="12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826cm" svg:height="0.962cm" svg:x="2.164cm" svg:y="13.192cm">
          <draw:text-box>
            <text:p><text:span text:style-name="T8">thread 1</text:span></text:p>
          </draw:text-box>
        </draw:frame>
        <draw:frame draw:style-name="gr16" draw:text-style-name="P9" draw:layer="layout" svg:width="2.826cm" svg:height="0.962cm" svg:x="45.418cm" svg:y="12.315cm">
          <draw:text-box>
            <text:p><text:span text:style-name="T8">thread 2</text:span></text:p>
          </draw:text-box>
        </draw:frame>
        <draw:frame draw:style-name="gr7" draw:text-style-name="P4" draw:layer="layout" svg:width="11.43cm" svg:height="5.546cm" svg:x="31.988cm" svg:y="29.109cm">
          <draw:text-box>
            <text:p>EMANE::NEMQueuedLayer</text:p>
            <text:p><text:span text:style-name="T4"/></text:p>
            <text:p><text:span text:style-name="T4">nemdirector.h</text:span></text:p>
            <text:p><text:span text:style-name="T4">nemdirector.cc</text:span></text:p>
            <text:p/>
            <text:p><text:span text:style-name="T6">m </text:span></text:p>
          </draw:text-box>
        </draw:frame>
        <draw:frame draw:style-name="gr7" draw:text-style-name="P4" draw:layer="layout" svg:width="11.43cm" svg:height="5.546cm" svg:x="57.515cm" svg:y="27.585cm">
          <draw:text-box>
            <text:p>EMANE::NEMOTAAdapter</text:p>
            <text:p><text:span text:style-name="T4"/></text:p>
            <text:p><text:span text:style-name="T4"/></text:p>
            <text:p/>
            <text:p><text:span text:style-name="T6">open()</text:span></text:p>
            <text:p><text:span text:style-name="T6">processPacketQueue() </text:span></text:p>
          </draw:text-box>
        </draw:frame>
        <draw:frame draw:style-name="gr17" draw:text-style-name="P3" draw:layer="layout" svg:width="29.471cm" svg:height="18.737cm" svg:x="22.101cm" svg:y="34.274cm">
          <draw:text-box>
            <text:p>For configuration with single platform and 6 NEMs (virtual transport)</text:p>
            <text:p/>
            <text:p><text:span text:style-name="T3">emane</text:span>:</text:p>
            <text:p/>
            <text:p>thread 1: emane</text:p>
            <text:p>thread 2: log service (polls 1 epoll that listens to 1 udp socket to localhost and 1 eventfd), writes to 1 file</text:p>
            <text:p>thread 3: event service (polls 1 mcast socket)</text:p>
            <text:p>thread 4: control service (polls 1 ip socket and 1 eventfd via select) </text:p>
            <text:p/>
            <text:p>thread 5: OTAAdapter (has its own queues)</text:p>
            <text:p>thread 6: BoundaryMessageLayer (polls 1 udp socket of local transport)</text:p>
            <text:p>thread 7: MACLayer : QueuedLayer (polls 1 epoll that listens to 1 eventfd)</text:p>
            <text:p>thread 8: PHYLayer : QueuedLayer (polls 1 epoll that listens to 1 eventfd)</text:p>
            <text:p/>
            <text:p>.... for each other NEM, 4 threads the same as those</text:p>
            <text:p/>
            <text:p>thread 29: Timer (polls 1 timerfd)</text:p>
            <text:p/>
            <text:p><text:span text:style-name="T3">emanetransportd</text:span>:</text:p>
            <text:p/>
            <text:p>thread 1: emanetransportd</text:p>
            <text:p>thread 2: log service (polls 1 epoll that listens to 1 udp socket to localhost and 1 eventfd), writes to 1 file</text:p>
            <text:p>thread 3: BoundaryMessageLayer (polls 1 udp socket of remote transport)</text:p>
            <text:p>thread 4: transport layer : QueuedLayer (polls 1 epoll that listens to 1 eventfd)</text:p>
            <text:p>thread 5: virtual transport (listens to 1 TUN/TAP device) </text:p>
            <text:p/>
          </draw:text-box>
        </draw:frame>
        <draw:frame draw:style-name="gr18" draw:text-style-name="P3" draw:layer="layout" svg:width="18.959cm" svg:height="8.072cm" svg:x="1.091cm" svg:y="24.678cm">
          <draw:text-box>
            <text:p>Classes that mantain a thread:</text:p>
            <text:p>- EMANE::Generators::EEL::Generator - generate</text:p>
            <text:p>- EMANE::LogService - processControlMessages</text:p>
            <text:p>- EMANE::BoundaryMessageManager - processNetworkMessage</text:p>
            <text:p>- EMANE::ControlPort::Service - process</text:p>
            <text:p>- EMANE::EventService - process</text:p>
            <text:p>- EMANE::NEMOTAAdapter - processPacketQueue</text:p>
            <text:p>- EMANE::NEMQueuedLayer - processWorkQueue</text:p>
            <text:p>- EMANE::Utils::Timer - scheduler</text:p>
            <text:p>- EMANE::Transports::Virtual::VirtualTransport - readDevice</text:p>
            <text:p/>
          </draw:text-box>
        </draw:frame>
        <draw:frame draw:style-name="gr19" draw:text-style-name="P3" draw:layer="layout" svg:width="18.367cm" svg:height="13.049cm" svg:x="1.091cm" svg:y="35.6cm">
          <draw:text-box>
            <text:p>Classes that are singletons:</text:p>
            <text:p>- EMANE::OTAManagerSingleton::instance()</text:p>
            <text:p>- EMANE::EventServiceSingleton</text:p>
            <text:p>- EMANE::StatisticService::instance()</text:p>
            <text:p>- EMANE::BuildIdServiceSingleton::instance()</text:p>
            <text:p>- EMANE::EventGeneratorFactoryManagerSingleton::instance()</text:p>
            <text:p>- EMANE::ConfigurationServiceSingleton::instance()</text:p>
            <text:p>- LayerFactoryManagerSingleton</text:p>
            <text:p>- StatisticServiceSingleton</text:p>
            <text:p>- TimerServiceSingleton</text:p>
            <text:p>- LogServiceSingleton</text:p>
            <text:p>- NEMLayerStateUninitializedSingleton</text:p>
            <text:p>- NEMLayerStateDestroyedSingleton</text:p>
            <text:p>- NEMLayerStateInitializedSingleton</text:p>
            <text:p>- NEMLayerStateRunningSingleton</text:p>
            <text:p>- TransportFactoryManagerSingleton</text:p>
            <text:p>- EventAgentFactoryManagerSingleton</text:p>
            <text:p>- NEMLayerStateConfiguredSingleton</text:p>
          </draw:text-box>
        </draw:frame>
        <draw:frame draw:style-name="gr20" draw:text-style-name="P3" draw:layer="layout" svg:width="8.219cm" svg:height="1.673cm" svg:x="1.175cm" svg:y="51.07cm">
          <draw:text-box>
            <text:p>Types of control messages:</text:p>
            <text:p/>
          </draw:text-box>
        </draw:frame>
        <draw:custom-shape draw:style-name="gr15" draw:text-style-name="P8" draw:layer="layout" svg:width="0.635cm" svg:height="0.635cm" svg:x="64.373cm" svg:y="31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2.826cm" svg:height="0.962cm" svg:x="64.949cm" svg:y="31.026cm">
          <draw:text-box>
            <text:p><text:span text:style-name="T8">thread 5</text:span></text:p>
          </draw:text-box>
        </draw:frame>
        <draw:line draw:style-name="gr9" draw:text-style-name="P6" draw:layer="layout" svg:x1="29.575cm" svg:y1="13.827cm" svg:x2="32.623cm" svg:y2="21.066cm">
          <text:p/>
        </draw:line>
        <draw:frame draw:style-name="gr7" draw:text-style-name="P4" draw:layer="layout" svg:width="11.43cm" svg:height="5.546cm" svg:x="46.085cm" svg:y="14.589cm">
          <draw:text-box>
            <text:p>NEMBuilder</text:p>
            <text:p/>
            <text:p><text:span text:style-name="T6">buildMACLayer() </text:span></text:p>
            <text:p><text:span text:style-name="T6">buildPHYLayer() </text:span></text:p>
          </draw:text-box>
        </draw:frame>
        <draw:line draw:style-name="gr9" draw:text-style-name="P6" draw:layer="layout" svg:x1="42.783cm" svg:y1="20.939cm" svg:x2="47.101cm" svg:y2="25.638cm">
          <text:p/>
        </draw:line>
        <draw:frame draw:style-name="gr21" draw:text-style-name="P4" draw:layer="layout" svg:width="11.43cm" svg:height="5.864cm" svg:x="60.436cm" svg:y="12.218cm">
          <draw:text-box>
            <text:p>MACLayer : NEMQueuedLayer</text:p>
            <text:p/>
            <text:p><text:span text:style-name="T6">configure() </text:span></text:p>
            <text:p><text:span text:style-name="T6">start()</text:span></text:p>
            <text:p><text:span text:style-name="T6"/></text:p>
            <text:p><text:span text:style-name="T6"/></text:p>
            <text:p><text:span text:style-name="T6">processWorkQueue()</text:span></text:p>
            <text:p/>
            <text:p><text:span text:style-name="T6"/></text:p>
          </draw:text-box>
        </draw:frame>
        <draw:frame draw:style-name="gr7" draw:text-style-name="P4" draw:layer="layout" svg:width="11.43cm" svg:height="5.546cm" svg:x="60.817cm" svg:y="19.288cm">
          <draw:text-box>
            <text:p>PhyLayer</text:p>
            <text:p/>
            <text:p><text:span text:style-name="T6"/></text:p>
          </draw:text-box>
        </draw:frame>
        <draw:frame draw:style-name="gr7" draw:text-style-name="P4" draw:layer="layout" svg:width="11.43cm" svg:height="5.546cm" svg:x="71.231cm" svg:y="30.845cm">
          <draw:text-box>
            <text:p>OTAManager : </text:p>
            <text:p>Singleton</text:p>
            <text:p><text:span text:style-name="T4"/></text:p>
            <text:p/>
            <text:p><text:span text:style-name="T6">registerOTAUser()</text:span></text:p>
          </draw:text-box>
        </draw:frame>
        <draw:custom-shape draw:style-name="gr13" draw:text-style-name="P7" draw:layer="layout" svg:width="1.016cm" svg:height="1.016cm" svg:x="76.311cm" svg:y="30.71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4.478cm" svg:height="5.546cm" svg:x="73.898cm" svg:y="12.472cm">
          <draw:text-box>
            <text:p>TDMA::BaseModel : MacLayerImplementor</text:p>
            <text:p/>
            <text:p><text:span text:style-name="T6">configure() </text:span></text:p>
            <text:p><text:span text:style-name="T6">start()</text:span></text:p>
            <text:p/>
            <text:p><text:span text:style-name="T6"/></text:p>
          </draw:text-box>
        </draw:frame>
        <draw:line draw:style-name="gr9" draw:text-style-name="P6" draw:layer="layout" svg:x1="63.23cm" svg:y1="14.843cm" svg:x2="73.771cm" svg:y2="14.97cm">
          <text:p/>
        </draw:line>
        <draw:custom-shape draw:style-name="gr14" draw:text-style-name="P8" draw:layer="layout" svg:width="1.27cm" svg:height="0.888cm" draw:transform="rotate (3.140894521889) translate (63.611cm 15.478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5" draw:text-style-name="P8" draw:layer="layout" svg:width="0.635cm" svg:height="0.635cm" svg:x="66.786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8.118cm" svg:height="0.962cm" svg:x="67.675cm" svg:y="15.913cm">
          <draw:text-box>
            <text:p><text:span text:style-name="T8">thread 7, 11, 15, 19, 23, 27</text:span></text:p>
          </draw:text-box>
        </draw:frame>
        <draw:frame draw:style-name="gr7" draw:text-style-name="P4" draw:layer="layout" svg:width="11.43cm" svg:height="5.546cm" svg:x="85.836cm" svg:y="15.986cm">
          <draw:text-box>
            <text:p>TDMA::BasicQueueManager</text:p>
            <text:p><text:span text:style-name="T6"/></text:p>
            <text:p><text:span text:style-name="T6">configure() </text:span></text:p>
            <text:p><text:span text:style-name="T6">start() - only log that it starts</text:span></text:p>
            <text:p/>
            <text:p><text:span text:style-name="T6"/></text:p>
          </draw:text-box>
        </draw:frame>
        <draw:line draw:style-name="gr9" draw:text-style-name="P6" draw:layer="layout" svg:x1="76.565cm" svg:y1="15.097cm" svg:x2="85.709cm" svg:y2="18.272cm">
          <text:p/>
        </draw:line>
        <draw:line draw:style-name="gr9" draw:text-style-name="P6" draw:layer="layout" svg:x1="76.946cm" svg:y1="14.335cm" svg:x2="86.09cm" svg:y2="17.51cm">
          <text:p/>
        </draw:line>
        <draw:line draw:style-name="gr9" draw:text-style-name="P6" draw:layer="layout" svg:x1="63.738cm" svg:y1="14.081cm" svg:x2="74.279cm" svg:y2="14.208cm">
          <text:p/>
        </draw:line>
        <draw:line draw:style-name="gr8" draw:text-style-name="P6" draw:layer="layout" svg:x1="66.532cm" svg:y1="13.446cm" svg:x2="73.39cm" svg:y2="13.319cm">
          <text:p/>
        </draw:line>
        <draw:frame draw:style-name="gr7" draw:text-style-name="P4" draw:layer="layout" svg:width="11.43cm" svg:height="5.546cm" svg:x="56.372cm" svg:y="1.381cm">
          <draw:text-box>
            <text:p>ControlService</text:p>
            <text:p/>
            <text:p><text:span text:style-name="T6">select</text:span></text:p>
          </draw:text-box>
        </draw:frame>
        <draw:frame draw:style-name="gr7" draw:text-style-name="P4" draw:layer="layout" svg:width="11.43cm" svg:height="5.546cm" svg:x="64.881cm" svg:y="2.439cm">
          <draw:text-box>
            <text:p>Control::Session</text:p>
            <text:p/>
            <text:p><text:span text:style-name="T6">process</text:span></text:p>
            <text:p/>
            <text:p/>
            <text:p><text:span text:style-name="T6"/></text:p>
          </draw:text-box>
        </draw:frame>
        <draw:frame draw:style-name="gr7" draw:text-style-name="P4" draw:layer="layout" svg:width="11.43cm" svg:height="5.546cm" svg:x="72.755cm" svg:y="1.762cm">
          <draw:text-box>
            <text:p>RequestMessageHandler</text:p>
            <text:p/>
            <text:p><text:span text:style-name="T6">process</text:span></text:p>
          </draw:text-box>
        </draw:frame>
        <draw:frame draw:style-name="gr7" draw:text-style-name="P4" draw:layer="layout" svg:width="11.43cm" svg:height="5.546cm" svg:x="79.35cm" svg:y="2.82cm">
          <draw:text-box>
            <text:p>____MessageHandler</text:p>
            <text:p/>
            <text:p><text:span text:style-name="T6">process</text:span></text:p>
            <text:p/>
            <text:p><text:span text:style-name="T6"/></text:p>
          </draw:text-box>
        </draw:frame>
        <draw:frame draw:style-name="gr7" draw:text-style-name="P4" draw:layer="layout" svg:width="11.43cm" svg:height="5.546cm" svg:x="86.344cm" svg:y="26.654cm">
          <draw:text-box>
            <text:p>Timer</text:p>
            <text:p><text:span text:style-name="T6"/></text:p>
            <text:p><text:span text:style-name="T6">configure() </text:span></text:p>
            <text:p><text:span text:style-name="T6">start() - only log that it starts</text:span></text:p>
            <text:p/>
            <text:p><text:span text:style-name="T6"/></text:p>
          </draw:text-box>
        </draw:frame>
      </draw:page>
      <draw:page draw:name="page4" draw:style-name="dp1" draw:master-page-name="Default">
        <draw:frame draw:style-name="gr23" draw:text-style-name="P5" draw:layer="layout" svg:width="2.737cm" svg:height="1.119cm" svg:x="2.778cm" svg:y="6.969cm">
          <draw:text-box>
            <text:p><text:span text:style-name="T5">TDMA</text:span></text:p>
          </draw:text-box>
        </draw:frame>
        <draw:frame draw:style-name="gr3" draw:text-style-name="P3" draw:layer="layout" svg:width="16.764cm" svg:height="19.558cm" svg:x="2.397cm" svg:y="9.255cm">
          <draw:text-box>
            <text:p>from processDownStream in the basemodel impl. it goes to EMANE::Models::TDMACT::BasicQueueManager::enqueue</text:p>
            <text:p/>
            <text:p/>
            <text:p/>
            <text:p/>
          </draw:text-box>
        </draw:frame>
        <draw:frame draw:style-name="gr24" draw:text-style-name="P5" draw:layer="layout" svg:width="3.601cm" svg:height="1.119cm" svg:x="27.117cm" svg:y="8.644cm">
          <draw:text-box>
            <text:p><text:span text:style-name="T9">NEMLayer</text:span></text:p>
          </draw:text-box>
        </draw:frame>
        <draw:frame draw:style-name="gr25" draw:text-style-name="P5" draw:layer="layout" svg:width="10.933cm" svg:height="1.119cm" svg:x="21.955cm" svg:y="3.818cm">
          <draw:text-box>
            <text:p><text:span text:style-name="T5">Hierarchy for understanding</text:span></text:p>
          </draw:text-box>
        </draw:frame>
        <draw:frame draw:style-name="gr26" draw:text-style-name="P5" draw:layer="layout" svg:width="6.348cm" svg:height="1.119cm" svg:x="21.447cm" svg:y="6.08cm">
          <draw:text-box>
            <text:p><text:span text:style-name="T9">UpstreamTransport</text:span></text:p>
          </draw:text-box>
        </draw:frame>
        <draw:frame draw:style-name="gr27" draw:text-style-name="P5" draw:layer="layout" svg:width="7.233cm" svg:height="1.119cm" svg:x="27.924cm" svg:y="5.596cm">
          <draw:text-box>
            <text:p><text:span text:style-name="T9">DownstreamTransport</text:span></text:p>
          </draw:text-box>
        </draw:frame>
        <draw:frame draw:style-name="gr28" draw:text-style-name="P5" draw:layer="layout" svg:width="6.733cm" svg:height="1.119cm" svg:x="35.544cm" svg:y="7.882cm">
          <draw:text-box>
            <text:p><text:span text:style-name="T9">PlatformServiceUser</text:span></text:p>
          </draw:text-box>
        </draw:frame>
        <draw:frame draw:style-name="gr29" draw:text-style-name="P5" draw:layer="layout" svg:width="5.887cm" svg:height="1.119cm" svg:x="35.127cm" svg:y="5.088cm">
          <draw:text-box>
            <text:p><text:span text:style-name="T9">EventServiceUser</text:span></text:p>
          </draw:text-box>
        </draw:frame>
        <draw:frame draw:style-name="gr30" draw:text-style-name="P5" draw:layer="layout" svg:width="5.874cm" svg:height="1.119cm" svg:x="39.076cm" svg:y="6.207cm">
          <draw:text-box>
            <text:p><text:span text:style-name="T9">TimerServiceUser</text:span></text:p>
          </draw:text-box>
        </draw:frame>
        <draw:frame draw:style-name="gr31" draw:text-style-name="P5" draw:layer="layout" svg:width="7.445cm" svg:height="1.119cm" svg:x="22.971cm" svg:y="11.033cm">
          <draw:text-box>
            <text:p><text:span text:style-name="T9">MACLayerImplementor</text:span></text:p>
          </draw:text-box>
        </draw:frame>
        <draw:frame draw:style-name="gr32" draw:text-style-name="P5" draw:layer="layout" svg:width="5.967cm" svg:height="1.517cm" svg:x="33.131cm" svg:y="10.398cm">
          <draw:text-box>
            <text:p><text:span text:style-name="T9">NEMQueuedLayer</text:span></text:p>
            <text:p><text:span text:style-name="T10">mantains a thread</text:span></text:p>
          </draw:text-box>
        </draw:frame>
        <draw:frame draw:style-name="gr33" draw:text-style-name="P5" draw:layer="layout" svg:width="5.925cm" svg:height="1.119cm" svg:x="19.034cm" svg:y="9.636cm">
          <draw:text-box>
            <text:p><text:span text:style-name="T9">RadioServiceUser</text:span></text:p>
          </draw:text-box>
        </draw:frame>
        <draw:frame draw:style-name="gr34" draw:text-style-name="P5" draw:layer="layout" svg:width="8.668cm" svg:height="2.627cm" svg:x="22.59cm" svg:y="13.216cm">
          <draw:text-box>
            <text:p><text:span text:style-name="T9">TDMA::BaseModel</text:span></text:p>
            <text:p><text:span text:style-name="T10">contains a pImpl,</text:span></text:p>
            <text:p><text:span text:style-name="T10">that contains a BasicQueueManager </text:span></text:p>
            <text:p><text:span text:style-name="T10">and an EventScheduler</text:span></text:p>
          </draw:text-box>
        </draw:frame>
        <draw:frame draw:style-name="gr35" draw:text-style-name="P5" draw:layer="layout" svg:width="3.635cm" svg:height="1.119cm" svg:x="33.12cm" svg:y="12.729cm">
          <draw:text-box>
            <text:p><text:span text:style-name="T9">MACLayer</text:span></text:p>
          </draw:text-box>
        </draw:frame>
        <draw:line draw:style-name="gr36" draw:text-style-name="P6" draw:layer="layout" svg:x1="25.892cm" svg:y1="6.969cm" svg:x2="28.305cm" svg:y2="8.747cm">
          <text:p/>
        </draw:line>
        <draw:line draw:style-name="gr36" draw:text-style-name="P6" draw:layer="layout" svg:x1="30.083cm" svg:y1="6.715cm" svg:x2="28.813cm" svg:y2="8.62cm">
          <text:p/>
        </draw:line>
        <draw:line draw:style-name="gr36" draw:text-style-name="P6" draw:layer="layout" svg:x1="28.432cm" svg:y1="9.763cm" svg:x2="28.178cm" svg:y2="10.906cm">
          <text:p/>
        </draw:line>
        <draw:line draw:style-name="gr36" draw:text-style-name="P6" draw:layer="layout" svg:x1="30.083cm" svg:y1="9.509cm" svg:x2="32.877cm" svg:y2="10.652cm">
          <text:p/>
        </draw:line>
        <draw:line draw:style-name="gr36" draw:text-style-name="P6" draw:layer="layout" svg:x1="36.941cm" svg:y1="6.08cm" svg:x2="37.068cm" svg:y2="7.731cm">
          <text:p/>
        </draw:line>
        <draw:line draw:style-name="gr36" draw:text-style-name="P6" draw:layer="layout" svg:x1="39.989cm" svg:y1="7.223cm" svg:x2="38.973cm" svg:y2="7.731cm">
          <text:p/>
        </draw:line>
        <draw:line draw:style-name="gr36" draw:text-style-name="P6" draw:layer="layout" svg:x1="35.544cm" svg:y1="8.493cm" svg:x2="30.845cm" svg:y2="9.001cm">
          <text:p/>
        </draw:line>
        <draw:line draw:style-name="gr36" draw:text-style-name="P6" draw:layer="layout" svg:x1="35.036cm" svg:y1="12.049cm" svg:x2="35.036cm" svg:y2="12.811cm">
          <text:p/>
        </draw:line>
        <draw:line draw:style-name="gr36" draw:text-style-name="P6" draw:layer="layout" svg:x1="25.892cm" svg:y1="12.049cm" svg:x2="25.765cm" svg:y2="13.319cm">
          <text:p/>
        </draw:line>
        <draw:line draw:style-name="gr36" draw:text-style-name="P6" draw:layer="layout" svg:x1="22.209cm" svg:y1="10.525cm" svg:x2="23.098cm" svg:y2="11.16cm">
          <text:p/>
        </draw:line>
        <draw:line draw:style-name="gr37" draw:text-style-name="P10" draw:layer="layout" svg:x1="29.448cm" svg:y1="12.557cm" svg:x2="32.623cm" svg:y2="13.573cm">
          <text:p text:style-name="P1"><text:span text:style-name="T8">implementor</text:span></text:p>
          <text:p text:style-name="P1"><text:span text:style-name="T8"/></text:p>
        </draw:line>
        <draw:frame draw:style-name="gr38" draw:text-style-name="P5" draw:layer="layout" svg:width="6.361cm" svg:height="1.119cm" svg:x="22.939cm" svg:y="17.637cm">
          <draw:text-box>
            <text:p><text:span text:style-name="T9">TDMA::RadioModel</text:span></text:p>
          </draw:text-box>
        </draw:frame>
        <draw:frame draw:style-name="gr39" draw:text-style-name="P5" draw:layer="layout" svg:width="5.087cm" svg:height="1.119cm" svg:x="32.496cm" svg:y="14.843cm">
          <draw:text-box>
            <text:p><text:span text:style-name="T9">QueueManager</text:span></text:p>
          </draw:text-box>
        </draw:frame>
        <draw:frame draw:style-name="gr40" draw:text-style-name="P5" draw:layer="layout" svg:width="5.298cm" svg:height="1.119cm" svg:x="32.75cm" svg:y="16.391cm">
          <draw:text-box>
            <text:p><text:span text:style-name="T9">EventScheduler</text:span></text:p>
          </draw:text-box>
        </draw:frame>
        <draw:line draw:style-name="gr36" draw:text-style-name="P6" draw:layer="layout" svg:x1="25.511cm" svg:y1="15.859cm" svg:x2="25.638cm" svg:y2="17.51cm">
          <text:p/>
        </draw:line>
        <draw:line draw:style-name="gr41" draw:text-style-name="P6" draw:layer="layout" svg:x1="30.972cm" svg:y1="14.97cm" svg:x2="32.115cm" svg:y2="15.224cm">
          <text:p/>
        </draw:line>
        <draw:line draw:style-name="gr41" draw:text-style-name="P6" draw:layer="layout" svg:x1="28.178cm" svg:y1="15.478cm" svg:x2="32.75cm" svg:y2="16.748cm">
          <text:p/>
        </draw:line>
        <draw:frame draw:style-name="gr42" draw:text-style-name="P5" draw:layer="layout" svg:width="8.084cm" svg:height="1.119cm" svg:x="47.09cm" svg:y="3.286cm">
          <draw:text-box>
            <text:p><text:span text:style-name="T5">How the timer works</text:span></text:p>
          </draw:text-box>
        </draw:frame>
        <draw:frame draw:style-name="gr43" draw:text-style-name="P3" draw:layer="layout" svg:width="11.176cm" svg:height="14.471cm" svg:x="47.355cm" svg:y="4.937cm">
          <draw:text-box>
            <text:p>The MAC layers have access to a platformService that gives them a timerService (NB: it gives them not an instance of TimerService, but a NEMTimerServiceProxy). Functions in the MAC can the call a scheduler for a callback in NEMTimerServiceProxy that encapsulate it in a lambda function that, when called, will put the callback in the queue of one of the layers (NEMQueuedLayer) [how it gets the right layer is still beyond me] by calling its processTimer() method.</text:p>
            <text:p>The scheduling request arrives, via many intermediaries, to a Timer object, and is put in a queue so that it will be fired in a certain time by Timer::scheduler().</text:p>
            <text:p/>
          </draw:text-box>
        </draw:frame>
        <draw:frame draw:style-name="gr44" draw:text-style-name="P5" draw:layer="layout" svg:width="6.793cm" svg:height="1.119cm" svg:x="12.114cm" svg:y="21.574cm">
          <draw:text-box>
            <text:p><text:span text:style-name="T5">Classes in TDMA</text:span></text:p>
          </draw:text-box>
        </draw:frame>
        <draw:frame draw:style-name="gr45" draw:text-style-name="P5" draw:layer="layout" svg:width="14.104cm" svg:height="5.402cm" svg:x="11.287cm" svg:y="22.971cm">
          <draw:text-box>
            <text:p><text:span text:style-name="T9">Slotter</text:span></text:p>
            <text:p><text:span text:style-name="T10">time is in milliseconds. [A] is absolute</text:span></text:p>
            <text:p><text:span text:style-name="T10">(to epoch), [R] is relative (to current frame/multiframe)</text:span></text:p>
            <text:p><text:span text:style-name="T10"/></text:p>
            <text:p><text:span text:style-name="T10">getAbsoluteIndex() : time[A] -&gt; slot[A], frame[A], </text:span><text:span text:style-name="T10">multiframe[A]</text:span></text:p>
            <text:p><text:span text:style-name="T10">getRelativeIndex() : slot[A] -&gt; slot[R], frame[R]</text:span></text:p>
            <text:p><text:span text:style-name="T10">getMultiframeTime(): multiframe[A] -&gt; time[A]</text:span></text:p>
            <text:p><text:span text:style-name="T10">getFrameTime(): frame[A/R] -&gt; time[A/R]</text:span></text:p>
            <text:p><text:span text:style-name="T10">getSlotTime(): frame[A/r] -&gt; time[A/R]</text:span></text:p>
          </draw:text-box>
        </draw:frame>
        <draw:frame draw:style-name="gr46" draw:text-style-name="P3" draw:layer="layout" svg:width="11.176cm" svg:height="19.448cm" svg:x="61.325cm" svg:y="4.69cm">
          <draw:text-box>
            <text:p>UPSTREAM:</text:p>
            <text:p/>
            <text:p><text:span text:style-name="T3">from OTA to Phy:</text:span></text:p>
            <text:p>phyheader (txtime, subid, transmitters,..)</text:p>
            <text:p>data</text:p>
            <text:p/>
            <text:p><text:span text:style-name="T3">from Phy to MAC:</text:span></text:p>
            <text:p>FrequenciesControl</text:p>
            <text:p>ReceivePropertiesControl (txtime)</text:p>
            <text:p/>
            <text:p/>
            <text:p>DOWNSTREAM:</text:p>
            <text:p/>
            <text:p><text:span text:style-name="T3">from MAC to Phy:</text:span></text:p>
            <text:p>TimeStampControl (imposes txtime as start of slot)</text:p>
            <text:p>FrequencyControl</text:p>
            <text:p>TransmitterControl (power)</text:p>
            <text:p>TDMACTModelMessage (data, absslot, messages+, ...)</text:p>
            <text:p>CommonMACHeader (registrationId, sequenceNumber)</text:p>
            <text:p/>
            <text:p><text:span text:style-name="T3">from Phy to OTA</text:span></text:p>
            <text:p/>
            <text:p/>
          </draw:text-box>
        </draw:frame>
        <draw:frame draw:style-name="gr47" draw:text-style-name="P5" draw:layer="layout" svg:width="3.436cm" svg:height="1.119cm" svg:x="61.452cm" svg:y="3.159cm">
          <draw:text-box>
            <text:p><text:span text:style-name="T5">Packets</text:span></text:p>
          </draw:text-box>
        </draw:frame>
        <draw:frame draw:style-name="gr48" draw:text-style-name="P5" draw:layer="layout" svg:width="9.159cm" svg:height="1.119cm" svg:x="74.264cm" svg:y="3.056cm">
          <draw:text-box>
            <text:p><text:span text:style-name="T5">Time checks at receival</text:span></text:p>
          </draw:text-box>
        </draw:frame>
        <draw:frame draw:style-name="gr49" draw:text-style-name="P3" draw:layer="layout" svg:width="11.176cm" svg:height="7.62cm" svg:x="73.898cm" svg:y="4.665cm">
          <draw:text-box>
            <text:p>EOR is time of transmission + propagation</text:p>
            <text:p/>
            <text:p>1: idx_slot(EOR) == idx of transmission [if not drop, long]</text:p>
            <text:p>2: idx_slot(now) == idx of traansmission [if not drop, missed]</text:p>
          </draw:text-box>
        </draw:frame>
        <draw:frame draw:style-name="gr49" draw:text-style-name="P3" draw:layer="layout" svg:width="11.176cm" svg:height="7.62cm" svg:x="74.279cm" svg:y="11.541cm">
          <draw:text-box>
            <text:p><text:span text:style-name="T11">Fragmentation and aggregation</text:span></text:p>
            <text:p>They use the fact that a TDMACTBaseModelMessage can contain multiple messages. They are implemented in ReceiveManager and BasicQueueManager</text:p>
          </draw:text-box>
        </draw:frame>
        <draw:frame draw:style-name="gr50" draw:text-style-name="P5" draw:layer="layout" svg:width="8.778cm" svg:height="1.83cm" svg:x="30.322cm" svg:y="21.395cm">
          <draw:text-box>
            <text:p><text:span text:style-name="T5">For sending a packet: </text:span></text:p>
            <text:p><text:span text:style-name="T9">Original TDMA Architecture</text:span></text:p>
          </draw:text-box>
        </draw:frame>
        <draw:frame draw:style-name="gr51" draw:text-style-name="P3" draw:layer="layout" svg:width="23.019cm" svg:height="18.026cm" svg:x="30.21cm" svg:y="23.406cm">
          <draw:text-box>
            <text:p>- sendDownstreamPacket() takes the following and sends to the radio model.</text:p>
            <text:p>In red the modifications to be made</text:p>
            <text:p/>
            <text:p><text:span text:style-name="T11">* PacketInfo</text:span></text:p>
            <text:p>source = id_</text:p>
            <text:p><text:span text:style-name="T11">* </text:span><text:span text:style-name="T12">BaseModelMessage</text:span></text:p>
            <text:p>components from a dequeue operation</text:p>
            <text:p>datarate from txPendingSlotInfo_</text:p>
            <text:p><text:span text:style-name="T11">* CommonMACHeader</text:span></text:p>
            <text:p>source = id_</text:p>
            <text:p>priority = 0</text:p>
            <text:p><text:span text:style-name="T8">dest</text:span> from the components (if they do not have the same dest, then broadcast)</text:p>
            <text:p>creationtime = now</text:p>
            <text:p><text:span text:style-name="T11">* FrequencyControl</text:span></text:p>
            <text:p>1 segment:</text:p>
            <text:p>bandwith = _bandwith</text:p>
            <text:p><text:span text:style-name="T8">frequency</text:span> from txPendingSlotInfo_ <text:s/></text:p>
            <text:p><text:span text:style-name="T8">duration</text:span> from txPendingSlotInfo_ (datarate), and components (overall size)</text:p>
            <text:p><text:span text:style-name="T11">* TimestampControl</text:span></text:p>
            <text:p><text:span text:style-name="T8">time</text:span> from txPendingSlotInfo_ (timepoint)</text:p>
            <text:p><text:span text:style-name="T11">* TransmitterControl</text:span></text:p>
            <text:p>id = id_</text:p>
            <text:p><text:span text:style-name="T8">power</text:span> = from txPendingSlotInfo_</text:p>
            <text:p/>
            <text:p>also a control if the message can be transmitted (remaining time from argument)</text:p>
          </draw:text-box>
        </draw:frame>
        <draw:frame draw:style-name="gr51" draw:text-style-name="P3" draw:layer="layout" svg:width="23.019cm" svg:height="18.026cm" svg:x="30.211cm" svg:y="23.406cm">
          <draw:text-box>
            <text:p>- sendDownstreamPacket() takes the following and sends to the radio model.</text:p>
            <text:p>In red the modifications to be made</text:p>
            <text:p/>
            <text:p><text:span text:style-name="T11">* PacketInfo</text:span></text:p>
            <text:p>source = id_</text:p>
            <text:p><text:span text:style-name="T11">* </text:span><text:span text:style-name="T12">BaseModelMessage</text:span></text:p>
            <text:p>components from a dequeue operation</text:p>
            <text:p>datarate from txPendingSlotInfo_</text:p>
            <text:p><text:span text:style-name="T11">* CommonMACHeader</text:span></text:p>
            <text:p>source = id_</text:p>
            <text:p>priority = 0</text:p>
            <text:p><text:span text:style-name="T8">dest</text:span> from the components (if they do not have the same dest, then broadcast)</text:p>
            <text:p>creationtime = now</text:p>
            <text:p><text:span text:style-name="T11">* FrequencyControl</text:span></text:p>
            <text:p>1 segment:</text:p>
            <text:p>bandwith = _bandwith</text:p>
            <text:p><text:span text:style-name="T8">frequency</text:span> from txPendingSlotInfo_ <text:s/></text:p>
            <text:p><text:span text:style-name="T8">duration</text:span> from txPendingSlotInfo_ (datarate), and components (overall size)</text:p>
            <text:p><text:span text:style-name="T11">* TimestampControl</text:span></text:p>
            <text:p><text:span text:style-name="T8">time</text:span> from txPendingSlotInfo_ (timepoint)</text:p>
            <text:p><text:span text:style-name="T11">* TransmitterControl</text:span></text:p>
            <text:p>id = id_</text:p>
            <text:p><text:span text:style-name="T8">power</text:span> = from txPendingSlotInfo_</text:p>
            <text:p/>
            <text:p>also a control if the message can be transmitted (remaining time from argument)</text:p>
          </draw:text-box>
        </draw:frame>
        <draw:frame draw:style-name="gr52" draw:text-style-name="P11" draw:layer="layout" svg:width="8.778cm" svg:height="0.963cm" svg:x="30.195cm" svg:y="41.693cm">
          <draw:text-box>
            <text:p><text:span text:style-name="T9">Original TDMA Architecture</text:span></text:p>
          </draw:text-box>
        </draw:frame>
        <draw:frame draw:style-name="gr53" draw:text-style-name="P3" draw:layer="layout" svg:width="13.82cm" svg:height="5.939cm" svg:x="30.718cm" svg:y="42.91cm">
          <draw:text-box>
            <text:p>Function that does the sending with arguments:</text:p>
            <text:p>BaseModelMessage</text:p>
            <text:p>dest</text:p>
            <text:p>frequency</text:p>
            <text:p>duration</text:p>
            <text:p>time</text:p>
            <text:p>power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9T14:05:11.879835548</meta:creation-date>
    <dc:date>2017-07-27T13:35:39.988603991</dc:date>
    <meta:editing-duration>P6DT15H59M5S</meta:editing-duration>
    <meta:editing-cycles>52</meta:editing-cycles>
    <meta:generator>LibreOffice/5.1.6.2$Linux_X86_64 LibreOffice_project/10m0$Build-2</meta:generator>
    <meta:document-statistic meta:object-count="101"/>
  </office:meta>
</office:document-meta>
</file>